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meta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3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Text_20_body">
      <style:text-properties style:font-name="Cambria"/>
    </style:style>
    <style:style style:name="P3" style:family="paragraph" style:parent-style-name="Text_20_body">
      <style:text-properties style:font-name="Cambria" fo:language="ru" fo:country="RU"/>
    </style:style>
    <style:style style:name="P4" style:family="paragraph" style:parent-style-name="Text_20_body" style:list-style-name="L2">
      <style:text-properties style:font-name="Cambria" fo:language="ru" fo:country="RU"/>
    </style:style>
    <style:style style:name="P5" style:family="paragraph" style:parent-style-name="Text_20_body" style:list-style-name="L2">
      <style:paragraph-properties fo:text-align="start" style:justify-single-word="false"/>
      <style:text-properties style:font-name="Cambria" fo:language="ru" fo:country="RU"/>
    </style:style>
    <style:style style:name="P6" style:family="paragraph" style:parent-style-name="Text_20_body">
      <style:paragraph-properties fo:text-align="center" style:justify-single-word="false"/>
      <style:text-properties style:font-name="Cambria"/>
    </style:style>
    <style:style style:name="P7" style:family="paragraph" style:parent-style-name="Text_20_body" style:list-style-name="L1">
      <style:text-properties style:font-name="Cambria"/>
    </style:style>
    <style:style style:name="P8" style:family="paragraph" style:parent-style-name="Table_20_Contents">
      <style:paragraph-properties fo:text-align="center" style:justify-single-word="false"/>
      <style:text-properties style:font-name="Cambria" fo:font-size="12pt" style:font-name-asian="Times New Roman1" style:font-size-asian="12pt" style:font-name-complex="Times New Roman1" style:font-size-complex="12pt"/>
    </style:style>
    <style:style style:name="P9" style:family="paragraph" style:parent-style-name="Table_20_Contents">
      <style:paragraph-properties fo:text-align="center" style:justify-single-word="false"/>
      <style:text-properties style:font-name="Cambria" fo:font-size="10pt" style:font-name-asian="Times New Roman1" style:font-size-asian="10pt" style:font-name-complex="Times New Roman1" style:font-size-complex="10pt" style:text-overline-style="solid" style:text-overline-width="auto" style:text-overline-color="font-color"/>
    </style:style>
    <style:style style:name="P10" style:family="paragraph" style:parent-style-name="Standard">
      <style:text-properties style:font-name="Cambria"/>
    </style:style>
    <style:style style:name="P11" style:family="paragraph" style:parent-style-name="Heading_20_1">
      <style:text-properties style:font-name="Cambria" fo:language="ru" fo:country="RU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style="normal" fo:font-weight="normal" style:font-name-asian="Times New Roman1" style:font-style-asian="normal" style:font-weight-asian="normal" style:font-name-complex="Times New Roman1" style:font-style-complex="normal" style:font-weight-complex="normal"/>
    </style:style>
    <style:style style:name="T3" style:family="text">
      <style:text-properties fo:language="en" fo:country="US" fo:font-style="normal" fo:font-weight="normal" style:font-name-asian="Times New Roman3" style:font-style-asian="normal" style:font-weight-asian="normal" style:font-name-complex="Times New Roman3" style:font-style-complex="normal" style:font-weight-complex="normal"/>
    </style:style>
    <style:style style:name="T4" style:family="text">
      <style:text-properties fo:language="en" fo:country="US" fo:font-style="italic" fo:font-weight="normal" style:font-name-asian="Times New Roman1" style:font-style-asian="italic" style:font-weight-asian="normal" style:font-name-complex="Times New Roman1" style:font-style-complex="italic" style:font-weight-complex="normal"/>
    </style:style>
    <style:style style:name="T5" style:family="text">
      <style:text-properties fo:language="ru" fo:country="RU" fo:font-weight="normal" style:font-name-asian="Times New Roman1" style:font-weight-asian="normal" style:font-name-complex="Times New Roman1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normal" style:font-name-asian="Times New Roman1" style:font-weight-asian="normal" style:font-name-complex="Times New Roman1" style:font-weight-complex="normal"/>
    </style:style>
    <style:style style:name="T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9" style:family="text">
      <style:text-properties fo:font-style="italic" fo:font-weight="normal" style:font-name-asian="Times New Roman1" style:font-style-asian="italic" style:font-weight-asian="normal" style:font-name-complex="Times New Roman1" style:font-style-complex="italic" style:font-weight-complex="normal"/>
    </style:style>
    <style:style style:name="T10" style:family="text">
      <style:text-properties fo:font-style="normal" fo:font-weight="normal" style:font-name-asian="Times New Roman1" style:font-style-asian="normal" style:font-weight-asian="normal" style:font-name-complex="Times New Roman1" style:font-style-complex="normal" style:font-weight-complex="normal"/>
    </style:style>
    <style:style style:name="T11" style:family="text">
      <style:text-properties fo:font-style="normal" fo:font-weight="normal" style:font-name-asian="Times New Roman3" style:font-style-asian="normal" style:font-weight-asian="normal" style:font-name-complex="Times New Roman3" style:font-style-complex="normal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8"><draw:frame draw:style-name="fr1" draw:name="Графический объект1" text:anchor-type="as-char" svg:width="0.981cm" svg:height="0.9cm" draw:z-index="0"><draw:image xlink:href="../../odt/images/0087.png" xlink:type="simple" xlink:show="embed" xlink:actuate="onLoad"/></draw:frame></text:p>
          </table:table-cell>
          <table:table-cell table:style-name="Table1.B1" office:value-type="string">
            <text:h text:style-name="P11" text:outline-level="1">Ключ<text:span text:style-name="T1">-5(t)</text:span></text:h>
          </table:table-cell>
        </table:table-row>
        <table:table-row>
          <table:table-cell table:style-name="Table1.A2" office:value-type="string">
            <text:p text:style-name="P9">в палитре</text:p>
          </table:table-cell>
          <table:table-cell table:style-name="Table1.B1" office:value-type="string">
            <text:p text:style-name="P3">| векторизован |</text:p>
          </table:table-cell>
        </table:table-row>
        <table:table-row table:style-name="Table1.3">
          <table:table-cell table:style-name="Table1.A1" office:value-type="string">
            <text:p text:style-name="P8"><draw:frame draw:style-name="fr2" draw:name="Графический объект2" text:anchor-type="as-char" svg:width="1.75cm" svg:height="1.319cm" draw:z-index="1"><draw:image xlink:href="../../odt/images/0087_in_scheme.png" xlink:type="simple" xlink:show="embed" xlink:actuate="onLoad"/></draw:frame></text:p>
          </table:table-cell>
          <table:table-cell table:style-name="Table1.A1" office:value-type="string">
            <text:p text:style-name="P10"/>
          </table:table-cell>
        </table:table-row>
        <table:table-row table:style-name="Table1.3">
          <table:table-cell table:style-name="Table1.A4" office:value-type="string">
            <text:p text:style-name="P9">на схеме</text:p>
          </table:table-cell>
          <table:table-cell table:style-name="Table1.B4" office:value-type="string">
            <text:p text:style-name="P10"/>
          </table:table-cell>
        </table:table-row>
        <table:table-row table:style-name="Table1.3">
          <table:table-cell table:style-name="Table1.A2" table:number-columns-spanned="2" office:value-type="string">
            <text:p text:style-name="P2">Блок реализует функцию управляемого ключа по алгоритму:</text:p>
            <text:p text:style-name="P6"><draw:frame draw:style-name="fr3" draw:name="Объект1" text:anchor-type="as-char" svg:width="6.44cm" svg:height="2.81cm" draw:z-index="2"><draw:object xlink:href="./Object 2" xlink:type="simple" xlink:show="embed" xlink:actuate="onLoad"/><draw:image xlink:href="./ObjectReplacements/Object 2" xlink:type="simple" xlink:show="embed" xlink:actuate="onLoad"/><svg:desc>формула</svg:desc></draw:frame></text:p>
            <text:p text:style-name="P2"><text:span text:style-name="T7">где</text:span><text:span text:style-name="T7"><draw:frame draw:style-name="fr3" draw:name="Объект2" text:anchor-type="as-char" svg:width="1.055cm" svg:height="0.564cm" draw:z-index="3"><draw:object xlink:href="./Object 3" xlink:type="simple" xlink:show="embed" xlink:actuate="onLoad"/><draw:image xlink:href="./ObjectReplacements/Object 3" xlink:type="simple" xlink:show="embed" xlink:actuate="onLoad"/><svg:desc>формула</svg:desc></draw:frame></text:span><text:span text:style-name="T7">– вектор </text:span><text:span text:style-name="T5">входных </text:span><text:span text:style-name="T7">сигналов;</text:span></text:p>
            <text:p text:style-name="P2"><text:span text:style-name="T7"><draw:frame draw:style-name="fr3" draw:name="Объект3" text:anchor-type="as-char" svg:width="2.757cm" svg:height="0.621cm" draw:z-index="4"><draw:object xlink:href="./Object 4" xlink:type="simple" xlink:show="embed" xlink:actuate="onLoad"/><draw:image xlink:href="./ObjectReplacements/Object 4" xlink:type="simple" xlink:show="embed" xlink:actuate="onLoad"/><svg:desc>формула</svg:desc></draw:frame></text:span><text:span text:style-name="T7">– вектор</text:span><text:span text:style-name="T5">ы</text:span><text:span text:style-name="T7"> </text:span><text:span text:style-name="T5">выходных сигналов на 1-ом и 2-ом выходном порте</text:span><text:span text:style-name="T7">;</text:span></text:p>
            <text:p text:style-name="P2"><text:span text:style-name="T7"><draw:frame draw:style-name="fr3" draw:name="Объект11" text:anchor-type="as-char" svg:width="0.709cm" svg:height="0.621cm" draw:z-index="5"><draw:object xlink:href="./Object 6" xlink:type="simple" xlink:show="embed" xlink:actuate="onLoad"/><draw:image xlink:href="./ObjectReplacements/Object 6" xlink:type="simple" xlink:show="embed" xlink:actuate="onLoad"/><svg:desc>формула</svg:desc></draw:frame></text:span><text:span text:style-name="T7">– вектор выходных сигналов</text:span><text:span text:style-name="T5"> на 1-ом выходном порте при</text:span><text:span text:style-name="T5"><draw:frame draw:style-name="fr3" draw:name="Объект6" text:anchor-type="as-char" svg:width="1.642cm" svg:height="0.564cm" draw:z-index="6"><draw:object xlink:href="./Object 5" xlink:type="simple" xlink:show="embed" xlink:actuate="onLoad"/><draw:image xlink:href="./ObjectReplacements/Object 5" xlink:type="simple" xlink:show="embed" xlink:actuate="onLoad"/><svg:desc>формула</svg:desc></draw:frame></text:span><text:span text:style-name="T5">и, соответственно, вектор выходных сигналов на 2-ом выходном порте при</text:span><text:span text:style-name="T5"><draw:frame draw:style-name="fr3" draw:name="Объект5" text:anchor-type="as-char" svg:width="1.642cm" svg:height="0.564cm" draw:z-index="7"><draw:object xlink:href="./Object 7" xlink:type="simple" xlink:show="embed" xlink:actuate="onLoad"/><draw:image xlink:href="./ObjectReplacements/Object 7" xlink:type="simple" xlink:show="embed" xlink:actuate="onLoad"/><svg:desc>формула</svg:desc></draw:frame></text:span><text:span text:style-name="T5">.</text:span></text:p>
            <text:p text:style-name="P2"><text:span text:style-name="T6">Свойства</text:span>:</text:p>
            <text:list xml:id="list1888139292941314477" text:style-name="L1">
              <text:list-item>
                <text:p text:style-name="P7"><text:span text:style-name="T5">Подпороговое значение на выходе – вектор</text:span><text:span text:style-name="T5"><draw:frame draw:style-name="fr3" draw:name="Объект4" text:anchor-type="as-char" svg:width="0.709cm" svg:height="0.621cm" draw:z-index="8"><draw:object xlink:href="./Object 1" xlink:type="simple" xlink:show="embed" xlink:actuate="onLoad"/><draw:image xlink:href="./ObjectReplacements/Object 1" xlink:type="simple" xlink:show="embed" xlink:actuate="onLoad"/><svg:desc>формула</svg:desc></draw:frame></text:span><text:span text:style-name="T5">.</text:span></text:p>
              </text:list-item>
            </text:list>
            <text:p text:style-name="P2"><text:span text:style-name="T6">Примечания</text:span>:</text:p>
            <text:list xml:id="list5002580697942737747" text:style-name="L2">
              <text:list-item>
                <text:p text:style-name="P4">По умолчанию блок формирует <text:span text:style-name="T8">скалярный</text:span> выходной сигнал.</text:p>
              </text:list-item>
              <text:list-item>
                <text:p text:style-name="P5"><text:span text:style-name="T2">Именованные свойства </text:span><text:span text:style-name="T10">могут быть заданы </text:span><text:span text:style-name="T2">как </text:span><text:span text:style-name="T4">локальные</text:span><text:span text:style-name="T2"> переменные модели (или субмодели) во вкладке </text:span><text:span text:style-name="T4">Параметры,</text:span><text:span text:style-name="T2"> как </text:span><text:span text:style-name="T4">глобальные</text:span><text:span text:style-name="T2"> сигналы проекта при помощи пункта главного меню </text:span><text:span text:style-name="T9">Сервис</text:span><text:span text:style-name="T2"> </text:span><text:span text:style-name="T3">→</text:span><text:span text:style-name="T2"> </text:span><text:span text:style-name="T4">Сигналы,</text:span><text:span text:style-name="T2"> </text:span><text:span text:style-name="T10">или как </text:span><text:span text:style-name="T9">внешние</text:span><text:span text:style-name="T10"> сигналы проекта при помощи подключаемой базы сигналов.</text:span></text:p>
              </text:list-item>
            </text:list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3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cm"/>
      <style:text-properties style:font-name="Times New Roman2" fo:font-size="14pt" style:font-name-asian="Times New Roman1" style:font-size-asian="12pt" style:font-name-complex="Times New Roman1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list-style-name="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2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Ключ-5(t)</dc:title>
    <dc:date>2014-12-01T11:18:25.22</dc:date>
    <meta:generator>OpenOffice/4.1.1$Win32 OpenOffice.org_project/411m6$Build-9775</meta:generator>
    <meta:editing-duration>PT6H48M2S</meta:editing-duration>
    <meta:editing-cycles>152</meta:editing-cycles>
    <meta:document-statistic meta:table-count="1" meta:image-count="2" meta:object-count="7" meta:page-count="1" meta:paragraph-count="16" meta:word-count="105" meta:character-count="697"/>
    <meta:user-defined meta:name="Поле 1"/>
    <meta:user-defined meta:name="Поле 2"/>
    <meta:user-defined meta:name="Поле 3"/>
    <meta:user-defined meta:name="Поле 4"/>
  </office:meta>
</office:document-meta>
</file>

<file path=Object 1/content.xml><?xml version="1.0" encoding="utf-8"?>
<math xmlns="http://www.w3.org/1998/Math/MathML">
  <semantics>
    <mrow>
      <msub>
        <mi>Y</mi>
        <mn>0</mn>
      </msub>
    </mrow>
    <annotation encoding="StarMath 5.0">Y_0</annotation>
  </semantics>
</math>
</file>

<file path=Object 2/content.xml><?xml version="1.0" encoding="utf-8"?>
<math xmlns="http://www.w3.org/1998/Math/MathML">
  <semantics>
    <mtable>
      <mtr>
        <mtd>
          <mrow>
            <msub>
              <mi>y</mi>
              <mrow>
                <mn>1,</mn>
                <mi>i</mi>
              </mrow>
            </msub>
            <mrow>
              <mrow>
                <mo stretchy="false">(</mo>
                <mrow>
                  <mi>t</mi>
                </mrow>
                <mo stretchy="false">)</mo>
              </mrow>
              <mo stretchy="false">=</mo>
              <mrow>
                <mo stretchy="true">{</mo>
                <mrow>
                  <mtable>
                    <mtr>
                      <mtd>
                        <mrow>
                          <msub>
                            <mi>u</mi>
                            <mi>i</mi>
                          </msub>
                          <mrow>
                            <mo stretchy="false">(</mo>
                            <mrow>
                              <mi>t</mi>
                            </mrow>
                            <mo stretchy="false">)</mo>
                          </mrow>
                          <mi>,</mi>
                          <mi/>
                          <mi mathvariant="italic">если</mi>
                          <mi/>
                          <mrow>
                            <mi>t</mi>
                            <mo stretchy="false">&lt;</mo>
                            <msub>
                              <mi>u</mi>
                              <mrow>
                                <mi>i</mi>
                              </mrow>
                            </msub>
                          </mrow>
                          <mrow>
                            <mo stretchy="false">(</mo>
                            <mrow>
                              <mi>t</mi>
                            </mrow>
                            <mo stretchy="false">)</mo>
                          </mrow>
                          <mi>,</mi>
                        </mrow>
                      </mtd>
                    </mtr>
                    <mtr>
                      <mtd>
                        <mrow>
                          <msub>
                            <mi>Y</mi>
                            <mrow>
                              <mn>0,</mn>
                              <mi>i</mi>
                            </mrow>
                          </msub>
                          <mi>,</mi>
                          <mi/>
                          <mi mathvariant="italic">если</mi>
                          <mi/>
                          <mrow>
                            <mi>t</mi>
                            <mo stretchy="false">≥</mo>
                            <msub>
                              <mi>u</mi>
                              <mrow>
                                <mi>i</mi>
                              </mrow>
                            </msub>
                          </mrow>
                          <mrow>
                            <mo stretchy="false">(</mo>
                            <mrow>
                              <mi>t</mi>
                            </mrow>
                            <mo stretchy="false">)</mo>
                          </mrow>
                          <mi>;</mi>
                        </mrow>
                      </mtd>
                    </mtr>
                  </mtable>
                </mrow>
              </mrow>
            </mrow>
          </mrow>
        </mtd>
      </mtr>
      <mtr>
        <mtd>
          <mrow>
            <msub>
              <mi>y</mi>
              <mrow>
                <mn>2,</mn>
                <mi>i</mi>
              </mrow>
            </msub>
            <mrow>
              <mrow>
                <mo stretchy="false">(</mo>
                <mrow>
                  <mi>t</mi>
                </mrow>
                <mo stretchy="false">)</mo>
              </mrow>
              <mo stretchy="false">=</mo>
              <mrow>
                <mo stretchy="true">{</mo>
                <mrow>
                  <mtable>
                    <mtr>
                      <mtd>
                        <mrow>
                          <msub>
                            <mi>u</mi>
                            <mi>i</mi>
                          </msub>
                          <mrow>
                            <mo stretchy="false">(</mo>
                            <mrow>
                              <mi>t</mi>
                            </mrow>
                            <mo stretchy="false">)</mo>
                          </mrow>
                          <mi>,</mi>
                          <mi/>
                          <mi mathvariant="italic">если</mi>
                          <mi/>
                          <mrow>
                            <mi>t</mi>
                            <mo stretchy="false">≥</mo>
                            <msub>
                              <mi>u</mi>
                              <mrow>
                                <mi>i</mi>
                              </mrow>
                            </msub>
                          </mrow>
                          <mrow>
                            <mo stretchy="false">(</mo>
                            <mrow>
                              <mi>t</mi>
                            </mrow>
                            <mo stretchy="false">)</mo>
                          </mrow>
                          <mi>,</mi>
                        </mrow>
                      </mtd>
                    </mtr>
                    <mtr>
                      <mtd>
                        <mrow>
                          <msub>
                            <mi>Y</mi>
                            <mrow>
                              <mn>0,</mn>
                              <mi>i</mi>
                            </mrow>
                          </msub>
                          <mi>,</mi>
                          <mi/>
                          <mi mathvariant="italic">если</mi>
                          <mi/>
                          <mrow>
                            <mi>t</mi>
                            <mo stretchy="false">&lt;</mo>
                            <msub>
                              <mi>u</mi>
                              <mrow>
                                <mi>i</mi>
                              </mrow>
                            </msub>
                          </mrow>
                          <mrow>
                            <mo stretchy="false">(</mo>
                            <mrow>
                              <mi>t</mi>
                            </mrow>
                            <mo stretchy="false">)</mo>
                          </mrow>
                          <mi>;</mi>
                        </mrow>
                      </mtd>
                    </mtr>
                  </mtable>
                </mrow>
              </mrow>
            </mrow>
          </mrow>
        </mtd>
      </mtr>
    </mtable>
    <annotation encoding="StarMath 5.0">y_{1,i}(t) = left lbrace stack{
alignl   u_i(t), ~ если ~ t &lt;  u_{i}(t), #
alignl  Y_{0,i}, ~ если ~ t &gt;= u_{i}(t);
}  right none
newline
y_{2,i}(t) = left lbrace stack{
alignl   u_i(t), ~ если ~ t &gt;=  u_{i}(t), #
alignl  Y_{0,i}, ~ если ~ t &lt;   u_{i}(t);
}  right none
</annotation>
  </semantics>
</math>
</file>

<file path=Object 3/content.xml><?xml version="1.0" encoding="utf-8"?>
<math xmlns="http://www.w3.org/1998/Math/MathML">
  <semantics>
    <mrow>
      <mi>u</mi>
      <mrow>
        <mo stretchy="false">(</mo>
        <mrow>
          <mi>t</mi>
        </mrow>
        <mo stretchy="false">)</mo>
      </mrow>
    </mrow>
    <annotation encoding="StarMath 5.0">u(t)</annotation>
  </semantics>
</math>
</file>

<file path=Object 4/content.xml><?xml version="1.0" encoding="utf-8"?>
<math xmlns="http://www.w3.org/1998/Math/MathML">
  <semantics>
    <mrow>
      <msub>
        <mi>y</mi>
        <mn>1</mn>
      </msub>
      <mrow>
        <mo stretchy="false">(</mo>
        <mrow>
          <mi>t</mi>
        </mrow>
        <mo stretchy="false">)</mo>
      </mrow>
      <mi>,</mi>
      <mi/>
      <msub>
        <mi>y</mi>
        <mn>2</mn>
      </msub>
      <mrow>
        <mo stretchy="false">(</mo>
        <mrow>
          <mi>t</mi>
        </mrow>
        <mo stretchy="false">)</mo>
      </mrow>
    </mrow>
    <annotation encoding="StarMath 5.0">y_1(t),~y_2(t)</annotation>
  </semantics>
</math>
</file>

<file path=Object 5/content.xml><?xml version="1.0" encoding="utf-8"?>
<math xmlns="http://www.w3.org/1998/Math/MathML">
  <semantics>
    <mrow>
      <mrow>
        <mi>t</mi>
        <mo stretchy="false">≥</mo>
        <mi>u</mi>
      </mrow>
      <mrow>
        <mo stretchy="false">(</mo>
        <mrow>
          <mi>t</mi>
        </mrow>
        <mo stretchy="false">)</mo>
      </mrow>
    </mrow>
    <annotation encoding="StarMath 5.0">t&gt;=u(t)</annotation>
  </semantics>
</math>
</file>

<file path=Object 6/content.xml><?xml version="1.0" encoding="utf-8"?>
<math xmlns="http://www.w3.org/1998/Math/MathML">
  <semantics>
    <mrow>
      <msub>
        <mi>Y</mi>
        <mn>0</mn>
      </msub>
    </mrow>
    <annotation encoding="StarMath 5.0">Y_0</annotation>
  </semantics>
</math>
</file>

<file path=Object 7/content.xml><?xml version="1.0" encoding="utf-8"?>
<math xmlns="http://www.w3.org/1998/Math/MathML">
  <semantics>
    <mrow>
      <mrow>
        <mi>t</mi>
        <mo stretchy="false">&lt;</mo>
        <mi>u</mi>
      </mrow>
      <mrow>
        <mo stretchy="false">(</mo>
        <mrow>
          <mi>t</mi>
        </mrow>
        <mo stretchy="false">)</mo>
      </mrow>
    </mrow>
    <annotation encoding="StarMath 5.0">t&lt;u(t)</annotation>
  </semantics>
</math>
</file>